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urse name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<text:a xlink:href="file:///home/aaa/Desktop/Fisica/PhD/Quantum%20Technology%20Ihttps://tiss.tuwien.ac.at/course/courseDetails.xhtml%3Fdswid=6111&amp;dsrid=120&amp;courseNr=141A16&amp;semester=2022W" xlink:type="simple">Quantum Technology I</text:a></text:p>
          </table:table-cell>
          <table:table-cell office:value-type="string" calcext:value-type="string">
            <text:p>12.10.2022</text:p>
          </table:table-cell>
          <table:table-cell office:value-type="string" calcext:value-type="string">
            <text:p>25.01.2023</text:p>
          </table:table-cell>
          <table:table-cell table:number-columns-repeated="2"/>
          <table:table-cell office:value-type="string" calcext:value-type="string">
            <text:p>Might be the same as QE and EQOQI</text:p>
          </table:table-cell>
        </table:table-row>
        <table:table-row table:style-name="ro1">
          <table:table-cell office:value-type="string" calcext:value-type="string">
            <text:p><text:a xlink:href="https://tiss.tuwien.ac.at/course/courseDetails.xhtml?dswid=5786&amp;dsrid=414&amp;courseNr=141A17&amp;semester=2023S" xlink:type="simple">Quantum Technology II</text:a></text:p>
          </table:table-cell>
          <table:table-cell office:value-type="string" calcext:value-type="string">
            <text:p>09.03.2023 </text:p>
          </table:table-cell>
          <table:table-cell office:value-type="string" calcext:value-type="string">
            <text:p>29.06.20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4:00 – 16:00</text:p>
          </table:table-cell>
          <table:table-cell/>
        </table:table-row>
        <table:table-row table:style-name="ro1">
          <table:table-cell office:value-type="string" calcext:value-type="string">
            <text:p><text:a xlink:href="https://tiss.tuwien.ac.at/course/courseDetails.xhtml?dswid=9992&amp;dsrid=13&amp;courseNr=101989&amp;semester=2023S" xlink:type="simple">Quantum interferometry in phase space I</text:a></text:p>
          </table:table-cell>
          <table:table-cell office:value-type="string" calcext:value-type="string">
            <text:p>07.03.2023</text:p>
          </table:table-cell>
          <table:table-cell office:value-type="string" calcext:value-type="string">
            <text:p>27.06.20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0:00 – 12:00</text:p>
          </table:table-cell>
          <table:table-cell/>
        </table:table-row>
        <table:table-row table:style-name="ro1">
          <table:table-cell office:value-type="string" calcext:value-type="string">
            <text:p><text:a xlink:href="https://tiss.tuwien.ac.at/course/courseDetails.xhtml?dswid=8986&amp;dsrid=831&amp;courseNr=136007&amp;semester=2022W" xlink:type="simple">Geometry, Topology and Physics I</text:a></text:p>
          </table:table-cell>
          <table:table-cell office:value-type="string" calcext:value-type="string">
            <text:p>05.10.2022 </text:p>
          </table:table-cell>
          <table:table-cell office:value-type="string" calcext:value-type="string">
            <text:p>25.01.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iss.tuwien.ac.at/course/courseDetails.xhtml?dswid=7169&amp;dsrid=334&amp;courseNr=141B22&amp;semester=2022W" xlink:type="simple">Quantum thermodynamics I</text:a></text:p>
          </table:table-cell>
          <table:table-cell office:value-type="string" calcext:value-type="string">
            <text:p>06.10.2022</text:p>
          </table:table-cell>
          <table:table-cell office:value-type="string" calcext:value-type="string">
            <text:p>26.01.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iss.tuwien.ac.at/course/courseDetails.xhtml?dswid=5594&amp;dsrid=265&amp;courseNr=141A78&amp;semester=2023S" xlink:type="simple">Laboratory Course in Neutron Physics</text:a></text:p>
          </table:table-cell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9T10:35:30.608641809</meta:creation-date>
    <dc:date>2023-03-29T11:38:38.817850727</dc:date>
    <meta:editing-duration>PT42M27S</meta:editing-duration>
    <meta:editing-cycles>2</meta:editing-cycles>
    <meta:generator>LibreOffice/6.4.7.2$Linux_X86_64 LibreOffice_project/40$Build-2</meta:generator>
    <meta:document-statistic meta:table-count="1" meta:cell-count="27" meta:object-count="0"/>
  </office:meta>
</office:document-meta>
</file>